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 am hacked on google docs and github and please check my real files on my laptop computer. I used libreoffice. This man is the manager and the guy that set the evil stuff in the code to make sure I die in a way that makes sense for some country and I don't know if you're getting this please know I need to survive please know who is this guy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4:42:10.149050100</meta:creation-date>
    <dc:date>2025-08-29T14:42:20.090807400</dc:date>
    <meta:editing-duration>PT10S</meta:editing-duration>
    <meta:editing-cycles>1</meta:editing-cycles>
    <meta:document-statistic meta:table-count="0" meta:image-count="0" meta:object-count="0" meta:page-count="1" meta:paragraph-count="1" meta:word-count="71" meta:character-count="344" meta:non-whitespace-character-count="274"/>
    <meta:generator>LibreOffice/25.8.0.4$Windows_X86_64 LibreOffice_project/48f00303701489684e67c38c28aff00cd5929e67</meta:generator>
  </office:meta>
</office:document-meta>
</file>